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 vs. part" table:style-name="ta1">
        <table:shapes>
          <draw:frame draw:z-index="0" draw:style-name="gr1" draw:text-style-name="P1" svg:width="453.51pt" svg:height="255.09pt" svg:x="115.23pt" svg:y="221.19pt">
            <loext:p draw:notify-on-update-of-ranges="'mono vs. part'.A4:'mono vs. part'.A10 'mono vs. part'.B3:'mono vs. part'.B3 'mono vs. part'.B4:'mono vs. part'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219408773863" calcext:value-type="float">
            <text:p>0.0021940877</text:p>
          </table:table-cell>
          <table:table-cell office:value-type="float" office:value="0.0000000868450344638" calcext:value-type="float">
            <text:p>8.68E-08</text:p>
          </table:table-cell>
          <table:table-cell office:value-type="float" office:value="0.000000366009377493" calcext:value-type="float">
            <text:p>3.66E-07</text:p>
          </table:table-cell>
          <table:table-cell office:value-type="float" office:value="0.0000000601173511425" calcext:value-type="float">
            <text:p>6.01E-08</text:p>
          </table:table-cell>
          <table:table-cell office:value-type="float" office:value="0.252252457523" calcext:value-type="float">
            <text:p>0.2522524575</text:p>
          </table:table-cell>
          <table:table-cell office:value-type="float" office:value="0.00300439790673" calcext:value-type="float">
            <text:p>0.0030043979</text:p>
          </table:table-cell>
          <table:table-cell office:value-type="float" office:value="0.0134264371939" calcext:value-type="float">
            <text:p>0.0134264372</text:p>
          </table:table-cell>
          <table:table-cell office:value-type="float" office:value="0.000472217537026" calcext:value-type="float">
            <text:p>0.0004722175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215634288934" calcext:value-type="float">
            <text:p>0.0021563429</text:p>
          </table:table-cell>
          <table:table-cell office:value-type="float" office:value="0.0000000306217316175" calcext:value-type="float">
            <text:p>3.06E-08</text:p>
          </table:table-cell>
          <table:table-cell office:value-type="float" office:value="0.000000362242538787" calcext:value-type="float">
            <text:p>3.62E-07</text:p>
          </table:table-cell>
          <table:table-cell office:value-type="float" office:value="0.0000000614916452214" calcext:value-type="float">
            <text:p>6.15E-08</text:p>
          </table:table-cell>
          <table:table-cell office:value-type="float" office:value="0.254346782153" calcext:value-type="float">
            <text:p>0.2543467822</text:p>
          </table:table-cell>
          <table:table-cell office:value-type="float" office:value="0.00120105654148" calcext:value-type="float">
            <text:p>0.0012010565</text:p>
          </table:table-cell>
          <table:table-cell office:value-type="float" office:value="0.0144607533827" calcext:value-type="float">
            <text:p>0.0144607534</text:p>
          </table:table-cell>
          <table:table-cell office:value-type="float" office:value="0.000464935100858" calcext:value-type="float">
            <text:p>0.0004649351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215069929614" calcext:value-type="float">
            <text:p>0.0021506993</text:p>
          </table:table-cell>
          <table:table-cell office:value-type="float" office:value="0.000000032531886065" calcext:value-type="float">
            <text:p>3.25E-08</text:p>
          </table:table-cell>
          <table:table-cell office:value-type="float" office:value="0.000000360035743783" calcext:value-type="float">
            <text:p>3.60E-07</text:p>
          </table:table-cell>
          <table:table-cell office:value-type="float" office:value="0.000000061331770953" calcext:value-type="float">
            <text:p>6.13E-08</text:p>
          </table:table-cell>
          <table:table-cell office:value-type="float" office:value="0.253769572858" calcext:value-type="float">
            <text:p>0.2537695729</text:p>
          </table:table-cell>
          <table:table-cell office:value-type="float" office:value="0.00133598755125" calcext:value-type="float">
            <text:p>0.0013359876</text:p>
          </table:table-cell>
          <table:table-cell office:value-type="float" office:value="0.0143590520489" calcext:value-type="float">
            <text:p>0.014359052</text:p>
          </table:table-cell>
          <table:table-cell office:value-type="float" office:value="0.000458913471939" calcext:value-type="float">
            <text:p>0.0004589135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215079873873" calcext:value-type="float">
            <text:p>0.0021507987</text:p>
          </table:table-cell>
          <table:table-cell office:value-type="float" office:value="0.0000000320329613689" calcext:value-type="float">
            <text:p>3.20E-08</text:p>
          </table:table-cell>
          <table:table-cell office:value-type="float" office:value="0.000000360128516059" calcext:value-type="float">
            <text:p>3.60E-07</text:p>
          </table:table-cell>
          <table:table-cell office:value-type="float" office:value="0.0000000613616288598" calcext:value-type="float">
            <text:p>6.14E-08</text:p>
          </table:table-cell>
          <table:table-cell office:value-type="float" office:value="0.253772335167" calcext:value-type="float">
            <text:p>0.2537723352</text:p>
          </table:table-cell>
          <table:table-cell office:value-type="float" office:value="0.00131661586667" calcext:value-type="float">
            <text:p>0.0013166159</text:p>
          </table:table-cell>
          <table:table-cell office:value-type="float" office:value="0.0143649383636" calcext:value-type="float">
            <text:p>0.0143649384</text:p>
          </table:table-cell>
          <table:table-cell office:value-type="float" office:value="0.000459180989733" calcext:value-type="float">
            <text:p>0.000459181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0247038341346" calcext:value-type="float">
            <text:p>0.0024703834</text:p>
          </table:table-cell>
          <table:table-cell office:value-type="float" office:value="0.000000103427196284" calcext:value-type="float">
            <text:p>1.03E-07</text:p>
          </table:table-cell>
          <table:table-cell office:value-type="float" office:value="0.000000463470099233" calcext:value-type="float">
            <text:p>4.63E-07</text:p>
          </table:table-cell>
          <table:table-cell office:value-type="float" office:value="0.0000000790258330098" calcext:value-type="float">
            <text:p>7.90E-08</text:p>
          </table:table-cell>
          <table:table-cell office:value-type="float" office:value="0.307073300444" calcext:value-type="float">
            <text:p>0.3070733004</text:p>
          </table:table-cell>
          <table:table-cell office:value-type="float" office:value="0.00675548329112" calcext:value-type="float">
            <text:p>0.0067554833</text:p>
          </table:table-cell>
          <table:table-cell office:value-type="float" office:value="0.0217254571528" calcext:value-type="float">
            <text:p>0.0217254572</text:p>
          </table:table-cell>
          <table:table-cell office:value-type="float" office:value="0.000553322896792" calcext:value-type="float">
            <text:p>0.0005533229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0318822614468" calcext:value-type="float">
            <text:p>0.0318822614</text:p>
          </table:table-cell>
          <table:table-cell office:value-type="float" office:value="0.0000406656472761" calcext:value-type="float">
            <text:p>4.07E-05</text:p>
          </table:table-cell>
          <table:table-cell office:value-type="float" office:value="0.0000798235869908" calcext:value-type="float">
            <text:p>7.98E-05</text:p>
          </table:table-cell>
          <table:table-cell office:value-type="float" office:value="0.0000116942999267" calcext:value-type="float">
            <text:p>1.17E-05</text:p>
          </table:table-cell>
          <table:table-cell office:value-type="float" office:value="3.49506344245" calcext:value-type="float">
            <text:p>3.4950634425</text:p>
          </table:table-cell>
          <table:table-cell office:value-type="float" office:value="1.58269980927" calcext:value-type="float">
            <text:p>1.5826998093</text:p>
          </table:table-cell>
          <table:table-cell office:value-type="float" office:value="2.02137632006" calcext:value-type="float">
            <text:p>2.0213763201</text:p>
          </table:table-cell>
          <table:table-cell office:value-type="float" office:value="0.154037390743" calcext:value-type="float">
            <text:p>0.1540373907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465502849104" calcext:value-type="float">
            <text:p>0.4655028491</text:p>
          </table:table-cell>
          <table:table-cell office:value-type="float" office:value="0.0144639839051" calcext:value-type="float">
            <text:p>1.45E-02</text:p>
          </table:table-cell>
          <table:table-cell office:value-type="float" office:value="0.0177993330911" calcext:value-type="float">
            <text:p>1.78E-02</text:p>
          </table:table-cell>
          <table:table-cell office:value-type="float" office:value="0.00236138052583" calcext:value-type="float">
            <text:p>2.36E-03</text:p>
          </table:table-cell>
          <table:table-cell office:value-type="float" office:value="73.7660531729" calcext:value-type="float">
            <text:p>73.7660531729</text:p>
          </table:table-cell>
          <table:table-cell office:value-type="float" office:value="935.65255546" calcext:value-type="float">
            <text:p>935.65255546</text:p>
          </table:table-cell>
          <table:table-cell office:value-type="float" office:value="833.554288768" calcext:value-type="float">
            <text:p>833.554288768</text:p>
          </table:table-cell>
          <table:table-cell office:value-type="float" office:value="28.6801963534" calcext:value-type="float">
            <text:p>28.6801963534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173088535222" calcext:value-type="float">
            <text:p>0.1730885352</text:p>
          </table:table-cell>
          <table:table-cell office:value-type="float" office:value="0.00143028597909" calcext:value-type="float">
            <text:p>1.43E-03</text:p>
          </table:table-cell>
          <table:table-cell office:value-type="float" office:value="0.00309089556144" calcext:value-type="float">
            <text:p>3.09E-03</text:p>
          </table:table-cell>
          <table:table-cell office:value-type="float" office:value="0.00062042105026" calcext:value-type="float">
            <text:p>6.20E-04</text:p>
          </table:table-cell>
          <table:table-cell office:value-type="float" office:value="26.205843909" calcext:value-type="float">
            <text:p>26.205843909</text:p>
          </table:table-cell>
          <table:table-cell office:value-type="float" office:value="105.866554106" calcext:value-type="float">
            <text:p>105.866554106</text:p>
          </table:table-cell>
          <table:table-cell office:value-type="float" office:value="110.470056335" calcext:value-type="float">
            <text:p>110.470056335</text:p>
          </table:table-cell>
          <table:table-cell office:value-type="float" office:value="6.42747868308" calcext:value-type="float">
            <text:p>6.427478683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 vs. part" table:style-name="ta1">
        <table:shapes>
          <draw:frame draw:z-index="0" draw:style-name="gr1" draw:text-style-name="P1" svg:width="453.51pt" svg:height="255.09pt" svg:x="77.78pt" svg:y="133.09pt">
            <loext:p draw:notify-on-update-of-ranges="'part vs. part'.A3:'part vs. part'.A9 'part vs. part'.B3:'part vs. part'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081921972827" calcext:value-type="float">
            <text:p>0.0008192197</text:p>
          </table:table-cell>
          <table:table-cell office:value-type="float" office:value="0.0000000565734524941" calcext:value-type="float">
            <text:p>5.66E-08</text:p>
          </table:table-cell>
          <table:table-cell office:value-type="float" office:value="0.0000000746108468072" calcext:value-type="float">
            <text:p>7.46E-08</text:p>
          </table:table-cell>
          <table:table-cell office:value-type="float" office:value="0.0000000070130614239" calcext:value-type="float">
            <text:p>7.01E-09</text:p>
          </table:table-cell>
          <table:table-cell office:value-type="float" office:value="0.103992927641" calcext:value-type="float">
            <text:p>0.1039929276</text:p>
          </table:table-cell>
          <table:table-cell office:value-type="float" office:value="0.00181064069421" calcext:value-type="float">
            <text:p>0.0018106407</text:p>
          </table:table-cell>
          <table:table-cell office:value-type="float" office:value="0.00149150034121" calcext:value-type="float">
            <text:p>0.0014915003</text:p>
          </table:table-cell>
          <table:table-cell office:value-type="float" office:value="0.000162333159095" calcext:value-type="float">
            <text:p>0.0001623332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0303864514893" calcext:value-type="float">
            <text:p>0.0003038645</text:p>
          </table:table-cell>
          <table:table-cell office:value-type="float" office:value="0.00000000673868208334" calcext:value-type="float">
            <text:p>6.74E-09</text:p>
          </table:table-cell>
          <table:table-cell office:value-type="float" office:value="0.00000000951725744181" calcext:value-type="float">
            <text:p>9.52E-09</text:p>
          </table:table-cell>
          <table:table-cell office:value-type="float" office:value="0.00000000114678780988" calcext:value-type="float">
            <text:p>1.15E-09</text:p>
          </table:table-cell>
          <table:table-cell office:value-type="float" office:value="0.052682778803" calcext:value-type="float">
            <text:p>0.0526827788</text:p>
          </table:table-cell>
          <table:table-cell office:value-type="float" office:value="0.000307014484959" calcext:value-type="float">
            <text:p>0.0003070145</text:p>
          </table:table-cell>
          <table:table-cell office:value-type="float" office:value="0.00050139015571" calcext:value-type="float">
            <text:p>0.0005013902</text:p>
          </table:table-cell>
          <table:table-cell table:style-name="ce1" office:value-type="float" office:value="0.00001787031742" calcext:value-type="float">
            <text:p>1.79E-05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table:style-name="ce1" office:value-type="float" office:value="0.0000924229360584" calcext:value-type="float">
            <text:p>9.24E-05</text:p>
          </table:table-cell>
          <table:table-cell office:value-type="float" office:value="0.000000000709097666817" calcext:value-type="float">
            <text:p>7.09E-10</text:p>
          </table:table-cell>
          <table:table-cell office:value-type="float" office:value="0.00000000103090843267" calcext:value-type="float">
            <text:p>1.03E-09</text:p>
          </table:table-cell>
          <table:table-cell office:value-type="float" office:value="0.000000000116176501117" calcext:value-type="float">
            <text:p>1.16E-10</text:p>
          </table:table-cell>
          <table:table-cell office:value-type="float" office:value="0.0144043548388" calcext:value-type="float">
            <text:p>0.0144043548</text:p>
          </table:table-cell>
          <table:table-cell table:style-name="ce1" office:value-type="float" office:value="0.0000276228114187" calcext:value-type="float">
            <text:p>2.76E-05</text:p>
          </table:table-cell>
          <table:table-cell table:style-name="ce1" office:value-type="float" office:value="0.0000333343435906" calcext:value-type="float">
            <text:p>3.33E-05</text:p>
          </table:table-cell>
          <table:table-cell table:style-name="ce1" office:value-type="float" office:value="0.00000185172872024" calcext:value-type="float">
            <text:p>1.85E-06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0148251103118" calcext:value-type="float">
            <text:p>0.001482511</text:p>
          </table:table-cell>
          <table:table-cell office:value-type="float" office:value="0.000000107510926065" calcext:value-type="float">
            <text:p>1.08E-07</text:p>
          </table:table-cell>
          <table:table-cell office:value-type="float" office:value="0.000000187849251662" calcext:value-type="float">
            <text:p>1.88E-07</text:p>
          </table:table-cell>
          <table:table-cell office:value-type="float" office:value="0.000000031680016565" calcext:value-type="float">
            <text:p>3.17E-08</text:p>
          </table:table-cell>
          <table:table-cell office:value-type="float" office:value="0.224406827458" calcext:value-type="float">
            <text:p>0.2244068275</text:p>
          </table:table-cell>
          <table:table-cell office:value-type="float" office:value="0.00606263001459" calcext:value-type="float">
            <text:p>0.00606263</text:p>
          </table:table-cell>
          <table:table-cell office:value-type="float" office:value="0.00976567777698" calcext:value-type="float">
            <text:p>0.0097656778</text:p>
          </table:table-cell>
          <table:table-cell office:value-type="float" office:value="0.000395011625561" calcext:value-type="float">
            <text:p>0.0003950116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0318194694542" calcext:value-type="float">
            <text:p>0.0318194695</text:p>
          </table:table-cell>
          <table:table-cell office:value-type="float" office:value="0.0000406947842965" calcext:value-type="float">
            <text:p>4.07E-05</text:p>
          </table:table-cell>
          <table:table-cell office:value-type="float" office:value="0.0000795618515727" calcext:value-type="float">
            <text:p>7.96E-05</text:p>
          </table:table-cell>
          <table:table-cell office:value-type="float" office:value="0.0000116567964776" calcext:value-type="float">
            <text:p>1.17E-05</text:p>
          </table:table-cell>
          <table:table-cell office:value-type="float" office:value="3.49195578398" calcext:value-type="float">
            <text:p>3.491955784</text:p>
          </table:table-cell>
          <table:table-cell office:value-type="float" office:value="1.58338997842" calcext:value-type="float">
            <text:p>1.5833899784</text:p>
          </table:table-cell>
          <table:table-cell office:value-type="float" office:value="2.01315352534" calcext:value-type="float">
            <text:p>2.0131535253</text:p>
          </table:table-cell>
          <table:table-cell office:value-type="float" office:value="0.153750258108" calcext:value-type="float">
            <text:p>0.1537502581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465506846286" calcext:value-type="float">
            <text:p>0.4655068463</text:p>
          </table:table-cell>
          <table:table-cell office:value-type="float" office:value="0.0144639886521" calcext:value-type="float">
            <text:p>1.45E-02</text:p>
          </table:table-cell>
          <table:table-cell office:value-type="float" office:value="0.0177995123401" calcext:value-type="float">
            <text:p>1.78E-02</text:p>
          </table:table-cell>
          <table:table-cell office:value-type="float" office:value="0.00236140144549" calcext:value-type="float">
            <text:p>2.36E-03</text:p>
          </table:table-cell>
          <table:table-cell office:value-type="float" office:value="73.7660174775" calcext:value-type="float">
            <text:p>73.7660174775</text:p>
          </table:table-cell>
          <table:table-cell office:value-type="float" office:value="935.652694012" calcext:value-type="float">
            <text:p>935.652694012</text:p>
          </table:table-cell>
          <table:table-cell office:value-type="float" office:value="833.554690393" calcext:value-type="float">
            <text:p>833.554690393</text:p>
          </table:table-cell>
          <table:table-cell office:value-type="float" office:value="28.6804006257" calcext:value-type="float">
            <text:p>28.6804006257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173096824974" calcext:value-type="float">
            <text:p>0.173096825</text:p>
          </table:table-cell>
          <table:table-cell office:value-type="float" office:value="0.00143026227459" calcext:value-type="float">
            <text:p>1.43E-03</text:p>
          </table:table-cell>
          <table:table-cell office:value-type="float" office:value="0.0030909857558" calcext:value-type="float">
            <text:p>3.09E-03</text:p>
          </table:table-cell>
          <table:table-cell office:value-type="float" office:value="0.000620433652319" calcext:value-type="float">
            <text:p>6.20E-04</text:p>
          </table:table-cell>
          <table:table-cell office:value-type="float" office:value="26.2064506705" calcext:value-type="float">
            <text:p>26.2064506705</text:p>
          </table:table-cell>
          <table:table-cell office:value-type="float" office:value="105.867328504" calcext:value-type="float">
            <text:p>105.867328504</text:p>
          </table:table-cell>
          <table:table-cell office:value-type="float" office:value="110.480652579" calcext:value-type="float">
            <text:p>110.480652579</text:p>
          </table:table-cell>
          <table:table-cell office:value-type="float" office:value="6.42745729624" calcext:value-type="float">
            <text:p>6.4274572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6:40:53.132162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9:26.668834603</meta:creation-date>
    <dc:date>2018-07-12T17:10:46.153414034</dc:date>
    <meta:editing-duration>PT5M6S</meta:editing-duration>
    <meta:editing-cycles>5</meta:editing-cycles>
    <meta:generator>LibreOffice/5.1.6.2$Linux_X86_64 LibreOffice_project/10m0$Build-2</meta:generator>
    <meta:document-statistic meta:table-count="2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minimum="0.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Error against partitioned setup</text:p>
        </chart:title>
        <chart:plot-area chart:style-name="ch3" table:cell-range-address="'part vs. part'.A3:'part vs. part'.B9" svg:x="1.331cm" svg:y="1.275cm" svg:width="14.349cm" svg:height="6.564cm">
          <chartooo:coordinate-region svg:x="2.799cm" svg:y="1.474cm" svg:width="12.191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part vs. part'.B3:'part vs. part'.B9" chart:class="chart:scatter">
            <chart:domain table:cell-range-address="'part vs. part'.A3:'part vs. part'.A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part vs. part'.A3:'part vs. part'.A9</svg:desc>
                </draw:g>
              </table:table-cell>
              <table:table-cell office:value-type="float" office:value="0.00081921972827">
                <text:p>0.00081921972827</text:p>
                <draw:g>
                  <svg:desc>'part vs. part'.B3:'part vs. part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303864514893">
                <text:p>0.000303864514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00924229360584">
                <text:p>0.0000924229360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48251103118">
                <text:p>0.00148251103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318194694542">
                <text:p>0.0318194694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465506846286">
                <text:p>0.465506846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173096824974">
                <text:p>0.173096824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r against mono</text:p>
        </chart:title>
        <chart:plot-area chart:style-name="ch3" table:cell-range-address="'mono vs. part'.A4:'mono vs. part'.B10 'mono vs. part'.B3:'mono vs. part'.B3" chart:data-source-has-labels="row" svg:x="1.331cm" svg:y="1.275cm" svg:width="14.349cm" svg:height="6.564cm">
          <chartooo:coordinate-region svg:x="2.429cm" svg:y="1.474cm" svg:width="12.561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mono vs. part'.B4:'mono vs. part'.B10" chart:label-cell-address="'mono vs. part'.B3:'mono vs. part'.B3" chart:class="chart:scatter">
            <chart:domain table:cell-range-address="'mono vs. part'.A4:'mono vs. part'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21940877</text:p>
                <draw:g>
                  <svg:desc>'mono vs. part'.B3:'mono vs. par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'mono vs. part'.A4:'mono vs. part'.A10</svg:desc>
                </draw:g>
              </table:table-cell>
              <table:table-cell office:value-type="float" office:value="0.00215634288934">
                <text:p>0.00215634288934</text:p>
                <draw:g>
                  <svg:desc>'mono vs. part'.B4:'mono vs. part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0215069929614">
                <text:p>0.00215069929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215079873873">
                <text:p>0.00215079873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247038341346">
                <text:p>0.00247038341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318822614468">
                <text:p>0.0318822614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465502849104">
                <text:p>0.465502849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173088535222">
                <text:p>0.173088535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